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237" officeooo:paragraph-rsid="000fb237"/>
    </style:style>
    <style:style style:name="P2" style:family="paragraph" style:parent-style-name="Standard">
      <style:text-properties officeooo:rsid="00111628" officeooo:paragraph-rsid="00111628"/>
    </style:style>
    <style:style style:name="P3" style:family="paragraph" style:parent-style-name="Standard">
      <style:text-properties officeooo:rsid="00111628" officeooo:paragraph-rsid="0012eafc"/>
    </style:style>
    <style:style style:name="P4" style:family="paragraph" style:parent-style-name="Standard">
      <style:text-properties officeooo:rsid="0012eafc" officeooo:paragraph-rsid="0012eafc"/>
    </style:style>
    <style:style style:name="P5" style:family="paragraph" style:parent-style-name="Standard">
      <style:text-properties officeooo:rsid="0014aafc" officeooo:paragraph-rsid="0014aafc"/>
    </style:style>
    <style:style style:name="T1" style:family="text">
      <style:text-properties officeooo:rsid="00111628"/>
    </style:style>
    <style:style style:name="T2" style:family="text">
      <style:text-properties officeooo:rsid="0012eafc"/>
    </style:style>
    <style:style style:name="T3" style:family="text">
      <style:text-properties officeooo:rsid="0014aa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ance : (valeurs appoximatives), base 280(a fond sur la gauche (avec moteur en bas)), +30 tt les 10g a peu pres <text:span text:style-name="T1">si portance base = 280 </text:span></text:p>
      <text:p text:style-name="P1">0g= 280</text:p>
      <text:p text:style-name="P1">10g= 310</text:p>
      <text:p text:style-name="P1">20g= 340</text:p>
      <text:p text:style-name="P1">30g= 360-370</text:p>
      <text:p text:style-name="P1">40g= 400</text:p>
      <text:p text:style-name="P1">50g= 420-430</text:p>
      <text:p text:style-name="P1"/>
      <text:p text:style-name="P2">Mesures effectué avec différents poids <text:span text:style-name="T3">(photo si besoin) </text:span><text:s/>pour la portance </text:p>
      <text:p text:style-name="P2"/>
      <text:p text:style-name="P3">Trainée: <text:span text:style-name="T2">(valeurs </text:span><text:span text:style-name="T3">très </text:span><text:span text:style-name="T2">approximatives), base 0, mesure avec un Force Gauge</text:span><text:span text:style-name="T3">(photo si besoin) </text:span><text:span text:style-name="T2"><text:s/></text:span><text:span text:style-name="T3">+50 tt les 30g </text:span></text:p>
      <text:p text:style-name="P4">30g=250</text:p>
      <text:p text:style-name="P4">60g=3<text:span text:style-name="T3">0</text:span>0</text:p>
      <text:p text:style-name="P4">90g = 350</text:p>
      <text:p text:style-name="P5">120g = 400</text:p>
      <text:p text:style-name="P5">150g=450</text:p>
      <text:p text:style-name="P5">180g=500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4:07:53.998625574</meta:creation-date>
    <dc:date>2021-03-24T14:47:50.857542672</dc:date>
    <meta:editing-duration>PT8M6S</meta:editing-duration>
    <meta:editing-cycles>1</meta:editing-cycles>
    <meta:document-statistic meta:table-count="0" meta:image-count="0" meta:object-count="0" meta:page-count="1" meta:paragraph-count="15" meta:word-count="76" meta:character-count="425" meta:non-whitespace-character-count="359"/>
    <meta:generator>LibreOffice/6.4.6.2$Linux_X86_64 LibreOffice_project/40$Build-2</meta:generator>
  </office:meta>
</office:document-meta>
</file>